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20FAA218383D7E11BF.png" manifest:media-type="image/png"/>
  <manifest:file-entry manifest:full-path="Pictures/1000000000000124000000ADCF9FA00474D278A7.png" manifest:media-type="image/png"/>
  <manifest:file-entry manifest:full-path="Pictures/1000000000000258000001E6D830F74AE10F3B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ato Semibold" svg:font-family="'Lato Semi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5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1.839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227cm, 16.031cm, 13.203cm, 0.399cm)" draw:image-opacity="100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576cm, 0.579cm, 1.282cm, 0.54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2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2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66cm" fo:min-width="7.71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66cm" fo:min-width="9.6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16cm" fo:min-width="7.716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16cm" fo:min-width="9.666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1cm" svg:height="1.673cm" svg:x="3.02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933cm" svg:height="0.962cm" svg:x="7.81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3.352cm" svg:height="1.673cm" svg:x="11.89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5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5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6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3.457cm" svg:height="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702cm" svg:height="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826cm" svg:height="2.498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</draw:page>
      <draw:page draw:name="page2" draw:style-name="dp1" draw:master-page-name="Default">
        <draw:frame draw:style-name="gr13" draw:text-style-name="P7" draw:layer="layout" svg:width="3.712cm" svg:height="2.354cm" svg:x="9.5cm" svg:y="2.646cm">
          <draw:image xlink:href="Pictures/1000000000000124000000ADCF9FA00474D278A7.png" xlink:type="simple" xlink:show="embed" xlink:actuate="onLoad" draw:mime-type="image/png">
            <text:p/>
          </draw:image>
        </draw:frame>
        <draw:frame draw:style-name="gr13" draw:text-style-name="P7" draw:layer="layout" svg:width="3.711cm" svg:height="2.354cm" svg:x="4.289cm" svg:y="2.646cm">
          <draw:image xlink:href="Pictures/1000000000000124000000ADCF9FA00474D278A7.png" xlink:type="simple" xlink:show="embed" xlink:actuate="onLoad" draw:mime-type="image/png">
            <text:p/>
          </draw:image>
        </draw:frame>
        <draw:frame draw:style-name="gr14" draw:text-style-name="P7" draw:layer="layout" svg:width="3.526cm" svg:height="3.541cm" svg:x="1.089cm" svg:y="1.722cm">
          <draw:image xlink:href="Pictures/100000000000032000000320FAA218383D7E11BF.png" xlink:type="simple" xlink:show="embed" xlink:actuate="onLoad" draw:mime-type="image/png">
            <text:p/>
          </draw:image>
        </draw:frame>
        <draw:frame draw:style-name="gr15" draw:text-style-name="P7" draw:layer="layout" svg:width="4.725cm" svg:height="3.767cm" svg:x="14.525cm" svg:y="1.25cm">
          <draw:image xlink:href="Pictures/1000000000000258000001E6D830F74AE10F3B4E.png" xlink:type="simple" xlink:show="embed" xlink:actuate="onLoad" draw:mime-type="image/png">
            <text:p/>
          </draw:image>
        </draw:frame>
        <draw:frame draw:style-name="gr16" draw:text-style-name="P8" draw:layer="layout" svg:width="2.166cm" svg:height="1.673cm" svg:x="10cm" svg:y="1.25cm">
          <draw:text-box>
            <text:p>54Kg</text:p>
          </draw:text-box>
        </draw:frame>
        <draw:frame draw:style-name="gr17" draw:text-style-name="P8" draw:layer="layout" svg:width="2.099cm" svg:height="1.673cm" svg:x="1.151cm" svg:y="1.286cm">
          <draw:text-box>
            <text:p>20Kg</text:p>
          </draw:text-box>
        </draw:frame>
        <draw:frame draw:style-name="gr14" draw:text-style-name="P7" draw:layer="layout" svg:width="3.526cm" svg:height="3.541cm" svg:x="1cm" svg:y="5.959cm">
          <draw:image xlink:href="Pictures/100000000000032000000320FAA218383D7E11BF.png" xlink:type="simple" xlink:show="embed" xlink:actuate="onLoad" draw:mime-type="image/png">
            <text:p/>
          </draw:image>
        </draw:frame>
        <draw:frame draw:style-name="gr15" draw:text-style-name="P7" draw:layer="layout" svg:width="4.725cm" svg:height="3.767cm" svg:x="4.306cm" svg:y="5.488cm">
          <draw:image xlink:href="Pictures/1000000000000258000001E6D830F74AE10F3B4E.png" xlink:type="simple" xlink:show="embed" xlink:actuate="onLoad" draw:mime-type="image/png">
            <text:p/>
          </draw:image>
        </draw:frame>
        <draw:frame draw:style-name="gr17" draw:text-style-name="P8" draw:layer="layout" svg:width="2.098cm" svg:height="1.673cm" svg:x="1.152cm" svg:y="5.995cm">
          <draw:text-box>
            <text:p>66Kg</text:p>
          </draw:text-box>
        </draw:frame>
        <draw:frame draw:style-name="gr13" draw:text-style-name="P7" draw:layer="layout" svg:width="3.712cm" svg:height="2.355cm" svg:x="9.25cm" svg:y="6.645cm">
          <draw:image xlink:href="Pictures/1000000000000124000000ADCF9FA00474D278A7.png" xlink:type="simple" xlink:show="embed" xlink:actuate="onLoad" draw:mime-type="image/png">
            <text:p/>
          </draw:image>
        </draw:frame>
        <draw:frame draw:style-name="gr15" draw:text-style-name="P7" draw:layer="layout" svg:width="4cm" svg:height="3.18cm" svg:x="15.75cm" svg:y="5.82cm">
          <draw:image xlink:href="Pictures/1000000000000258000001E6D830F74AE10F3B4E.png" xlink:type="simple" xlink:show="embed" xlink:actuate="onLoad" draw:mime-type="image/png">
            <text:p/>
          </draw:image>
        </draw:frame>
        <draw:frame draw:style-name="gr14" draw:text-style-name="P7" draw:layer="layout" svg:width="3cm" svg:height="3.01cm" svg:x="12.75cm" svg:y="5.99cm">
          <draw:image xlink:href="Pictures/100000000000032000000320FAA218383D7E11BF.png" xlink:type="simple" xlink:show="embed" xlink:actuate="onLoad" draw:mime-type="image/png">
            <text:p/>
          </draw:image>
        </draw:frame>
        <draw:frame draw:style-name="gr18" draw:text-style-name="P10" draw:layer="layout" svg:width="1.209cm" svg:height="1.673cm" svg:x="10.741cm" svg:y="6cm">
          <draw:text-box>
            <text:p text:style-name="P9">?</text:p>
          </draw:text-box>
        </draw:frame>
        <draw:frame draw:style-name="gr18" draw:text-style-name="P10" draw:layer="layout" svg:width="1.209cm" svg:height="1.673cm" svg:x="13.542cm" svg:y="5.701cm">
          <draw:text-box>
            <text:p text:style-name="P9">?</text:p>
          </draw:text-box>
        </draw:frame>
        <draw:frame draw:style-name="gr18" draw:text-style-name="P10" draw:layer="layout" svg:width="1.209cm" svg:height="1.673cm" svg:x="16.043cm" svg:y="5.002cm">
          <draw:text-box>
            <text:p text:style-name="P9">?</text:p>
          </draw:text-box>
        </draw:frame>
        <draw:custom-shape draw:style-name="gr19" draw:text-style-name="P2" draw:layer="layout" svg:width="8.25cm" svg:height="4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0.2cm" svg:height="4.25cm" svg:x="9.5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25cm" svg:height="4.2cm" svg:x="1cm" svg:y="5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0.2cm" svg:height="4.2cm" svg:x="9.5cm" svg:y="5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ato Semibold" svg:font-family="'Lato Semi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8T05:45:49.454446425</meta:creation-date>
    <dc:date>2021-09-08T13:11:48.508000000</dc:date>
    <meta:editing-duration>PT29M51S</meta:editing-duration>
    <meta:editing-cycles>2</meta:editing-cycles>
    <meta:generator>LibreOffice/7.1.0.3$Windows_X86_64 LibreOffice_project/f6099ecf3d29644b5008cc8f48f42f4a40986e4c</meta:generator>
    <meta:document-statistic meta:object-count="40"/>
  </office:meta>
</office:document-meta>
</file>